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lide 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>First page of notes</text:p>
              <text:p>This is the first slide of three</text:p>
            </draw:text-box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lide 2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 text:style-name="P2">Second page of notes</text:p>
              <text:p>This is the second slide of three</text:p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lide 3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>
            <draw:text-box>
              <text:p text:style-name="P2">Third page of notes</text:p>
              <text:p>This is the third slide of thre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2T07:53:00.028000000</meta:creation-date>
    <dc:date>2019-02-22T16:50:31.965000000</dc:date>
    <meta:editing-duration>PT17M21S</meta:editing-duration>
    <meta:editing-cycles>4</meta:editing-cycles>
    <meta:generator>LibreOffice/6.1.5.2$Windows_X86_64 LibreOffice_project/90f8dcf33c87b3705e78202e3df5142b201bd805</meta:generator>
    <meta:document-statistic meta:object-count="30"/>
  </office:meta>
</office:document-meta>
</file>